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mbria,BoldItalic" svg:font-family="'Cambria,BoldItalic'" style:font-family-generic="script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1" svg:font-family="Arial" style:font-adornments="Pogrubiony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09cm"/>
    </style:style>
    <style:style style:name="co2" style:family="table-column">
      <style:table-column-properties fo:break-before="auto" style:column-width="8.047cm"/>
    </style:style>
    <style:style style:name="co3" style:family="table-column">
      <style:table-column-properties fo:break-before="auto" style:column-width="6.188cm"/>
    </style:style>
    <style:style style:name="co4" style:family="table-column">
      <style:table-column-properties fo:break-before="auto" style:column-width="5.272cm"/>
    </style:style>
    <style:style style:name="co5" style:family="table-column">
      <style:table-column-properties fo:break-before="auto" style:column-width="6.937cm"/>
    </style:style>
    <style:style style:name="co6" style:family="table-column">
      <style:table-column-properties fo:break-before="auto" style:column-width="5.327cm"/>
    </style:style>
    <style:style style:name="co7" style:family="table-column">
      <style:table-column-properties fo:break-before="auto" style:column-width="5.161cm"/>
    </style:style>
    <style:style style:name="co8" style:family="table-column">
      <style:table-column-properties fo:break-before="auto" style:column-width="3.856cm"/>
    </style:style>
    <style:style style:name="co9" style:family="table-column">
      <style:table-column-properties fo:break-before="auto" style:column-width="11.765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1.473cm" fo:break-before="auto" style:use-optimal-row-height="false"/>
    </style:style>
    <style:style style:name="ro2" style:family="table-row">
      <style:table-row-properties style:row-height="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4.263cm" fo:break-before="auto" style:use-optimal-row-height="true"/>
    </style:style>
    <style:style style:name="ro6" style:family="table-row">
      <style:table-row-properties style:row-height="3.844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99ccff"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99ccff" style:text-align-source="fix" style:repeat-content="false" fo:wrap-option="wrap" fo:border="0.002cm solid #000000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8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fo:font-size="10pt" fo:language="en" fo:country="US" fo:font-style="normal" fo:font-weight="normal" style:font-name-asian="Cambria,BoldItalic" style:font-size-asian="10pt" style:language-asian="en" style:country-asian="US" style:font-style-asian="normal" style:font-weight-asian="normal" style:font-name-complex="Cambria,BoldItalic" style:font-size-complex="10pt" style:language-complex="en" style:country-complex="US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579d1c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5000b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ff950e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2" table:default-cell-style-name="ce9"/>
        <table:table-column table:style-name="co10" table:number-columns-repeated="1014" table:default-cell-style-name="ce9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zwa</text:p>
          </table:table-cell>
          <table:table-cell table:style-name="ce13" office:value-type="string">
            <text:p>Opis</text:p>
          </table:table-cell>
          <table:table-cell table:style-name="ce1" office:value-type="string">
            <text:p>Warunki wstępne</text:p>
          </table:table-cell>
          <table:table-cell table:style-name="ce1" office:value-type="string">
            <text:p>Kroki do wykonania</text:p>
          </table:table-cell>
          <table:table-cell table:style-name="ce1" office:value-type="string">
            <text:p>Oczekiwany rezultat</text:p>
          </table:table-cell>
          <table:table-cell table:style-name="ce1" office:value-type="string">
            <text:p>Warunek końcowy</text:p>
          </table:table-cell>
          <table:table-cell table:style-name="ce3"/>
          <table:table-cell table:style-name="ce3" office:value-type="string">
            <text:p>Uwagi</text:p>
          </table:table-cell>
          <table:table-cell table:number-columns-repeated="1015"/>
        </table:table-row>
        <table:table-row table:style-name="ro2">
          <table:table-cell table:style-name="ce2" office:value-type="string">
            <text:p>Unikalny identyfikator przypadku</text:p>
          </table:table-cell>
          <table:table-cell table:style-name="ce2" office:value-type="string">
            <text:p>Nazwa przypadku, pozwalająca określić czego on dotyczy</text:p>
          </table:table-cell>
          <table:table-cell table:style-name="ce2" office:value-type="string">
            <text:p>Dokładniejsze wyjaśnienie czego dotyczy przypadek</text:p>
          </table:table-cell>
          <table:table-cell table:style-name="ce2" office:value-type="string">
            <text:p>Rodzaj wpisywanych danych, niezbędne wymagania itd.</text:p>
          </table:table-cell>
          <table:table-cell table:style-name="ce2" office:value-type="string">
            <text:p>Instrukcja jak odtworzyć dany przypadek</text:p>
          </table:table-cell>
          <table:table-cell table:style-name="ce2" office:value-type="string">
            <text:p>Oczekiwany wynik odpowiedniego wykonania wszystkich kroków</text:p>
          </table:table-cell>
          <table:table-cell table:style-name="ce2" office:value-type="string">
            <text:p>Stan aplikacji po wykonaniu wszystkich kroków. Kolor zielony oznacza, że test został zaliczony, czerwony – niezaliczony, pomarańczowy – funkcjonalność niepełna lub wymaga poprawek.</text:p>
          </table:table-cell>
          <table:table-cell table:style-name="ce3"/>
          <table:table-cell table:style-name="ce3" office:value-type="string">
            <text:p>Mój proces myślowy i inne uwagi (tak „poza konkursem”, nie jest to część przypadku testowego)</text:p>
          </table:table-cell>
          <table:table-cell table:number-columns-repeated="1015"/>
        </table:table-row>
        <table:table-row table:style-name="ro3">
          <table:table-cell table:style-name="ce3" table:number-columns-repeated="9"/>
          <table:table-cell table:number-columns-repeated="1015"/>
        </table:table-row>
        <table:table-row table:style-name="ro4">
          <table:table-cell table:style-name="ce4" office:value-type="string" table:number-columns-spanned="7" table:number-rows-spanned="1">
            <text:p>Zadanie 1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3" table:number-columns-repeated="2"/>
          <table:table-cell table:number-columns-repeated="1015"/>
        </table:table-row>
        <table:table-row table:style-name="ro5">
          <table:table-cell table:style-name="ce5" office:value-type="string">
            <text:p>1.1</text:p>
          </table:table-cell>
          <table:table-cell table:style-name="ce10" office:value-type="string">
            <text:p>Detekcja pierwszego uruchomienia</text:p>
          </table:table-cell>
          <table:table-cell table:style-name="ce10" office:value-type="string">
            <text:p>Sprawdzenie czy pierwszym uruchomieniu programu jest wyświetlane okno dialogowe pozwalające na stworzenie bazy danych</text:p>
          </table:table-cell>
          <table:table-cell table:style-name="ce10" office:value-type="string">
            <text:p>Pierwsze uruchomienie programu</text:p>
          </table:table-cell>
          <table:table-cell table:style-name="ce10" office:value-type="string">
            <text:p>Otworzyć program upewniając się, że w jego lokacji nie ma żadnego pliku konfiguracyjnego. Jeżeli taki plik istnieje należy go skasować – program uzna, że jest to pierwsze uruchomienie.</text:p>
          </table:table-cell>
          <table:table-cell table:style-name="ce10" office:value-type="string">
            <text:p>Pojawienie się okna dialogowego „Połączenie z bazą”</text:p>
          </table:table-cell>
          <table:table-cell table:style-name="ce14" office:value-type="string">
            <text:p>Pojawienie się okna dialogowego „Połączenie z bazą”</text:p>
          </table:table-cell>
          <table:table-cell table:style-name="ce3"/>
          <table:table-cell table:style-name="ce3" office:value-type="string">
            <text:p>Zakładam, że krytyczne funkcjonalności to takie, bez których program nie jest w stanie działać. Nie uważam w tym kroku walidacji pól za taką funkcjonalność, gdyż o ile jest ona ważna w praktyce , to teoretycznie program może działać bez niej – będzie to oczywiście wymagać od użytkownika dodatkowej wiedzy i uwagi, ale sam program powinien działać poprawnie i bez niej. Natomiast jeżeli program przy pierwszym uruchomieniu nie wyświetla odpowiedniego okna dialogowego, to nie jesteśmy w stanie nic w nim wykonać. Podobnie sprawa wygląda w przypadku, gdy baza danych lub konto super-administratora nie mogą <text:s/>zostać stworzone.</text:p>
          </table:table-cell>
          <table:table-cell table:number-columns-repeated="1015"/>
        </table:table-row>
        <table:table-row table:style-name="ro6">
          <table:table-cell table:style-name="ce5" office:value-type="string">
            <text:p>1.2</text:p>
          </table:table-cell>
          <table:table-cell table:style-name="ce11" office:value-type="string">
            <text:p>Połączenie z bazą danych</text:p>
          </table:table-cell>
          <table:table-cell table:style-name="ce10" office:value-type="string">
            <text:p>Sprawdzenie czy aplikacja poprawnie łączy się z bazą danych przy pierwszym uruchomieniu</text:p>
          </table:table-cell>
          <table:table-cell table:style-name="ce10" office:value-type="string">
            <text:p>Pierwsze uruchomienie programu, nie sprawdzamy w tym przypadku walidacji, więc wszystkie pola muszą być poprawnie wypełnione</text:p>
          </table:table-cell>
          <table:table-cell table:style-name="ce10" office:value-type="string">
            <text:p>Wypełnić kroki z przypadku 1.1. Wypełnić następująco pola okna dialogowego: Nazwa użytkownika – root, hasło – takie samo jak podane przy instalacji, adres serwera – localhost, port – 3306, <text:s/>nazwa bazy danych – mr_buggy, nowa instalacja – tak. Po potwierdzeniu, w linii komend MySQL, wpisać (bez cudzysłowów) „use mr_buggy;”, a następnie „show tables;”</text:p>
          </table:table-cell>
          <table:table-cell table:style-name="ce10" office:value-type="string">
            <text:p>Poprawne połączenie się z bazą danych, otworzenie okna dialogowego „Super administrator”</text:p>
          </table:table-cell>
          <table:table-cell table:style-name="ce14" office:value-type="string">
            <text:p>Utworzenie w bazie danych 16 nowych tabel, otworzenie okna dialogowego „Super administrator”.</text:p>
          </table:table-cell>
          <table:table-cell table:style-name="ce3"/>
          <table:table-cell table:style-name="ce3" office:value-type="string">
            <text:p>Metoda sprawdzenia połączenia z bazą jest owocem moich eksperymentów z programem, więc przypadek ten nie jest w 100% stworzony przed samym testem. W samej dokumentacji nie znalazłem nic, co pozwoliłoby mi sprawdzić czy połączenie zostało ustanowione, bez korzystania z dodatkowych modułów aplikacji.</text:p>
          </table:table-cell>
          <table:table-cell table:number-columns-repeated="1015"/>
        </table:table-row>
        <table:table-row table:style-name="ro2">
          <table:table-cell table:style-name="ce5" office:value-type="string">
            <text:p>1.3</text:p>
          </table:table-cell>
          <table:table-cell table:style-name="ce10" office:value-type="string">
            <text:p>Zakładanie konta super-administratora</text:p>
          </table:table-cell>
          <table:table-cell table:style-name="ce10" office:value-type="string">
            <text:p>Sprawdzenie czy aplikacja pozwala na poprawne założenie konta super-administratora</text:p>
          </table:table-cell>
          <table:table-cell table:style-name="ce10" office:value-type="string">
            <text:p>Pierwsze uruchomienie programu, wszystkie pola są wypełnione poprawnie</text:p>
          </table:table-cell>
          <table:table-cell table:style-name="ce10" office:value-type="string">
            <text:p>Wypełnić następująco pola okna dialogowego: nazwa użytkownika – dowolna, 3-50 znaków; hasło – 8-32 znaki, powtórzyć w następnym polu; Imię – dowolne, 2-32 znaki; Nazwisko – dowolne, 2-32 znaki; e-mail – można zignorować</text:p>
          </table:table-cell>
          <table:table-cell table:style-name="ce10" office:value-type="string">
            <text:p>Poprawne stworzenie profilu super-administratora, przeniesienie do okna logowania</text:p>
          </table:table-cell>
          <table:table-cell table:style-name="ce14" office:value-type="string">
            <text:p>Otwarcie okna logowania, poprawne zalogowanie przenosi nas do programu z <text:s/>uprawnieniami super administratora</text:p>
          </table:table-cell>
          <table:table-cell table:style-name="ce3" table:number-columns-repeated="2"/>
          <table:table-cell table:number-columns-repeated="1015"/>
        </table:table-row>
        <table:table-row table:style-name="ro4">
          <table:table-cell table:style-name="ce6" office:value-type="string" table:number-columns-spanned="7" table:number-rows-spanned="1">
            <text:p>Zadanie 2</text:p>
          </table:table-cell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3" table:number-columns-repeated="2"/>
          <table:table-cell table:number-columns-repeated="1015"/>
        </table:table-row>
        <table:table-row table:style-name="ro7">
          <table:table-cell table:style-name="ce7" office:value-type="string">
            <text:p>2.1</text:p>
          </table:table-cell>
          <table:table-cell table:style-name="ce12" office:value-type="string">
            <text:p>Pojawienie się okna logowania</text:p>
          </table:table-cell>
          <table:table-cell table:style-name="ce10" office:value-type="string">
            <text:p>Sprawdzenie czy przy uruchamianiu aplikacji pojawia się zawsze okno logowania</text:p>
          </table:table-cell>
          <table:table-cell table:style-name="ce10" office:value-type="string">
            <text:p>Połączenie z bazą danych jest utworzone, konto super-administratora jest założone. </text:p>
          </table:table-cell>
          <table:table-cell table:style-name="ce10" office:value-type="string">
            <text:p>Uruchomić program.</text:p>
          </table:table-cell>
          <table:table-cell table:style-name="ce10" office:value-type="string">
            <text:p>Pojawienie się okna dialogowego „Logowanie”</text:p>
          </table:table-cell>
          <table:table-cell table:style-name="ce15" office:value-type="string">
            <text:p>Pojawia się okno dialogowe „Super administrator”, by przejść do ekranu logowania trzeba stworzyć nowe konto super-administratora.</text:p>
          </table:table-cell>
          <table:table-cell table:style-name="ce3"/>
          <table:table-cell table:style-name="ce3" office:value-type="string">
            <text:p>Błąd pojawia się w sytuacji, gdy żaden z użytkowników nie ma uprawnień „zwykłego” administratora. Po dodaniu jednego problem znika. Mimo wszystko zachowanie programu z pewnością nie jest poprawne.</text:p>
          </table:table-cell>
          <table:table-cell table:number-columns-repeated="1015"/>
        </table:table-row>
        <table:table-row table:style-name="ro7">
          <table:table-cell table:style-name="ce7" office:value-type="string">
            <text:p>2.2</text:p>
          </table:table-cell>
          <table:table-cell table:style-name="ce12" office:value-type="string">
            <text:p>Możliwość poprawnego zalogowania się</text:p>
          </table:table-cell>
          <table:table-cell table:style-name="ce10" office:value-type="string">
            <text:p>Sprawdzenie czy poprawne wpisanie loginu oraz hasła umożliwia uzyskanie dostępu</text:p>
          </table:table-cell>
          <table:table-cell table:style-name="ce10" office:value-type="string">
            <text:p>Połączenie z bazą danych jest utworzone, konto super-administratora jest założone. Login i hasło zostały wpisane poprawnie.</text:p>
          </table:table-cell>
          <table:table-cell table:style-name="ce10" office:value-type="string">
            <text:p>Uruchomić program, w oknie dialogowym logowania wpisać login jednego z wcześniej założonych użytkowników wraz z odpowiadającym mu hasłem.</text:p>
          </table:table-cell>
          <table:table-cell table:style-name="ce10" office:value-type="string">
            <text:p>Uzyskanie dostępu i przejście do głównego okna aplikacji.</text:p>
          </table:table-cell>
          <table:table-cell table:style-name="ce16" office:value-type="string">
            <text:p>Po wpisaniu loginu i hasła jest uzyskany dostęp do aplikacji. Ekran logowania nie wyświetla się jednak przy uruchamianiu aplikacji (przypadek 2.1.). </text:p>
          </table:table-cell>
          <table:table-cell table:style-name="ce3" table:number-columns-repeated="2"/>
          <table:table-cell table:number-columns-repeated="1015"/>
        </table:table-row>
        <table:table-row table:style-name="ro8">
          <table:table-cell table:style-name="ce7" office:value-type="string">
            <text:p>2.3</text:p>
          </table:table-cell>
          <table:table-cell table:style-name="ce12" office:value-type="string">
            <text:p>Walidacja hasła</text:p>
          </table:table-cell>
          <table:table-cell table:style-name="ce10" office:value-type="string">
            <text:p>Sprawdzenie czy na pewno użytkownik może uzyskać dostęp do aplikacji jedynie za pomocą własnego hasła</text:p>
          </table:table-cell>
          <table:table-cell table:style-name="ce10" office:value-type="string">
            <text:p>Połączenie z bazą danych jest utworzone, konto super-administratora jest założone. Wpisane hasło jest niepoprawne lub przydzielone innemu użytkownikowi.</text:p>
          </table:table-cell>
          <table:table-cell table:style-name="ce10" office:value-type="string">
            <text:p>Uruchomić program, w oknie dialogowym wpisać login jednego z wcześniej założonych użytkowników wraz z błędnym hasłem</text:p>
          </table:table-cell>
          <table:table-cell table:style-name="ce10" office:value-type="string">
            <text:p>Pojawienie się informacji o problemie.</text:p>
          </table:table-cell>
          <table:table-cell table:style-name="ce14" office:value-type="string">
            <text:p>Po wpisaniu niepoprawnego hasła ukazuje się stosowny komunikat.</text:p>
          </table:table-cell>
          <table:table-cell table:style-name="ce3"/>
          <table:table-cell table:style-name="ce3" office:value-type="string">
            <text:p>W przypadku logowania walidacja hasła jest rzeczą kluczową do zachowania bezpieczeństwa. <text:s/>Na wszelki wypadek przypadek sprawdziłem dla super-administratorów, administratorów i zwykłych użytkowników.</text:p>
          </table:table-cell>
          <table:table-cell table:number-columns-repeated="1015"/>
        </table:table-row>
        <table:table-row table:style-name="ro4">
          <table:table-cell table:style-name="ce6" office:value-type="string" table:number-columns-spanned="7" table:number-rows-spanned="1">
            <text:p>Zadanie 3</text:p>
          </table:table-cell>
          <table:covered-table-cell table:style-name="ce5"/>
          <table:covered-table-cell table:style-name="ce10"/>
          <table:covered-table-cell table:style-name="ce10"/>
          <table:covered-table-cell table:style-name="ce10"/>
          <table:covered-table-cell table:style-name="ce10"/>
          <table:covered-table-cell table:style-name="ce10"/>
          <table:table-cell table:style-name="ce3" table:number-columns-repeated="2"/>
          <table:table-cell table:number-columns-repeated="1015"/>
        </table:table-row>
        <table:table-row table:style-name="ro8">
          <table:table-cell table:style-name="ce5" office:value-type="string">
            <text:p>3.1.</text:p>
          </table:table-cell>
          <table:table-cell table:style-name="ce10" office:value-type="string">
            <text:p>Puste pola przy tworzeniu nowego użytkownika</text:p>
          </table:table-cell>
          <table:table-cell table:style-name="ce10" office:value-type="string">
            <text:p>Sprawdzenie czy system poprawnie reaguje na pozostawienie któregoś z wymaganych pól pustego</text:p>
          </table:table-cell>
          <table:table-cell table:style-name="ce10" office:value-type="string">
            <text:p>Aplikacja posiada istniejące konto administratorskie</text:p>
          </table:table-cell>
          <table:table-cell table:style-name="ce10" office:value-type="string">
            <text:p>Zalogować się do systemu, wybrać opcję Użytkownik-&gt;Dodaj. Wypełnić pola podobnie jak w przypadku 1.3., ale zostawiając przynajmniej jedno wymagane pole puste. Powtórzyć dla każdego wymaganego pola.</text:p>
          </table:table-cell>
          <table:table-cell table:style-name="ce10" office:value-type="string">
            <text:p>Pojawienie się informacji o problemie.</text:p>
          </table:table-cell>
          <table:table-cell table:style-name="ce16" office:value-type="string">
            <text:p>Niewypełnione pola zostają podświetlone na czerwono. Brak opisu.</text:p>
          </table:table-cell>
          <table:table-cell table:style-name="ce17"/>
          <table:table-cell table:style-name="ce3" office:value-type="string">
            <text:p>Przykład testu negatywnego.</text:p>
          </table:table-cell>
          <table:table-cell table:number-columns-repeated="1015"/>
        </table:table-row>
        <table:table-row table:style-name="ro7">
          <table:table-cell table:style-name="ce5" office:value-type="string">
            <text:p>3.2</text:p>
          </table:table-cell>
          <table:table-cell table:style-name="ce5" office:value-type="string">
            <text:p>Tworzenie nowego użytkownika</text:p>
          </table:table-cell>
          <table:table-cell table:style-name="ce10" office:value-type="string">
            <text:p>Sprawdzenie czy można dodać do systemu nowego zwykłego użytkownika</text:p>
          </table:table-cell>
          <table:table-cell table:style-name="ce10" office:value-type="string">
            <text:p>Aplikacja posiada istniejące konto administratorskie</text:p>
          </table:table-cell>
          <table:table-cell table:style-name="ce10" office:value-type="string">
            <text:p>Zalogować się do systemu, wybrać opcję Użytkownik-&gt;Dodaj.. Wypełnić pola okna dialogowego podobnie jak w 1.3. W liście rozwijanej wybrać opcję „zwykły użytkownik”.</text:p>
          </table:table-cell>
          <table:table-cell table:style-name="ce10" office:value-type="string">
            <text:p>Nowy użytkownik zostaje dodany, jest to widoczne w oknie programu</text:p>
          </table:table-cell>
          <table:table-cell table:style-name="ce14" office:value-type="string">
            <text:p>Użytkownik zostaje dodany</text:p>
          </table:table-cell>
          <table:table-cell table:style-name="ce3"/>
          <table:table-cell table:style-name="ce3" office:value-type="string">
            <text:p>Przykład walidacji.</text:p>
          </table:table-cell>
          <table:table-cell table:number-columns-repeated="1015"/>
        </table:table-row>
        <table:table-row table:style-name="ro7">
          <table:table-cell table:style-name="ce5" office:value-type="string">
            <text:p>3.3</text:p>
          </table:table-cell>
          <table:table-cell table:style-name="ce5" office:value-type="string">
            <text:p>Długość nazwy użytkownika</text:p>
          </table:table-cell>
          <table:table-cell table:style-name="ce10" office:value-type="string">
            <text:p>Sprawdzenie czy aplikacja ogranicza długość nazwy użytkownika do 50 znaków</text:p>
          </table:table-cell>
          <table:table-cell table:style-name="ce10" office:value-type="string">
            <text:p>Aplikacja została już raz uruchomiona</text:p>
          </table:table-cell>
          <table:table-cell table:style-name="ce10" office:value-type="string">
            <text:p>Zalogować się do systemu, wybrać opcję Użytkownik-&gt;Dodaj.. Wypełnić w sposób podobny do X.X. , za wyjątkiem, nazwy użytkownika powinna mieć więcej niż 50 znaków.</text:p>
          </table:table-cell>
          <table:table-cell table:style-name="ce10" office:value-type="string">
            <text:p>Pojawia się komunikat o błędzie <text:s/>w polu „nazwa użytkownika”</text:p>
          </table:table-cell>
          <table:table-cell table:style-name="ce16" office:value-type="string">
            <text:p>Wpisanie więcej niż 50 znaków do pola jest niemożliwe, ale brak informacji o limicie znaków.</text:p>
          </table:table-cell>
          <table:table-cell table:style-name="ce3"/>
          <table:table-cell table:style-name="ce3" office:value-type="string">
            <text:p>Przykład weryfikacji. Nie mam dostępu do kodu programu, więc wybrałem bardzo szczegółowy przypadek testowy;) </text:p>
          </table:table-cell>
          <table:table-cell table:number-columns-repeated="1015"/>
        </table:table-row>
        <table:table-row table:style-name="ro3" table:number-rows-repeated="20">
          <table:table-cell table:style-name="ce8" table:number-columns-repeated="2"/>
          <table:table-cell table:number-columns-repeated="1022"/>
        </table:table-row>
        <table:table-row table:style-name="ro3" table:number-rows-repeated="65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kusz2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Arkusz3" table:style-name="ta1" table:print="false">
        <table:table-column table:style-name="co10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mbria,BoldItalic" svg:font-family="'Cambria,BoldItalic'" style:font-family-generic="script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1" svg:font-family="Arial" style:font-adornments="Pogrubiony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8">08.12.2013</text:date>, <text:time>14:01:2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2-07T06:10:26.70</meta:creation-date>
    <dc:date>2013-12-08T14:01:07.70</dc:date>
    <meta:editing-duration>PT12H40M47S</meta:editing-duration>
    <meta:editing-cycles>3</meta:editing-cycles>
    <meta:generator>OpenOffice.org/3.1$Win32 OpenOffice.org_project/310m19$Build-9420</meta:generator>
    <meta:document-statistic meta:table-count="3" meta:cell-count="89" meta:object-count="0"/>
  </office:meta>
</office:document-meta>
</file>